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Historic" svg:font-family="'Segoe UI Historic'" style:font-adornments="Standard" style:font-family-generic="swiss" style:font-pitch="variable"/>
    <style:font-face style:name="Segoe UI Light" svg:font-family="'Segoe UI Light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a6099" loext:fill-use-slide-background="false" draw:textarea-horizontal-align="justify" draw:textarea-vertical-align="middle" draw:auto-grow-height="false" fo:min-height="10cm" fo:min-width="19.5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draw:fill-color="#2a6099" draw:textarea-horizontal-align="justify" draw:textarea-vertical-align="middle" draw:auto-grow-height="false" fo:min-height="10cm" fo:min-width="10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-color="#2a6099" draw:textarea-horizontal-align="justify" draw:textarea-vertical-align="middle" draw:auto-grow-height="false" fo:min-height="2.75cm" fo:min-width="10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0.75cm" fo:min-width="3.75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0.75cm" fo:min-width="9cm" loext:decorative="false"/>
      <style:paragraph-properties style:writing-mode="lr-tb"/>
    </style:style>
    <style:style style:name="P1" style:family="paragraph">
      <loext:graphic-properties draw:fill="solid" draw:fill-color="#2a6099"/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 style:font-size-asian="18pt" style:font-size-complex="18pt"/>
    </style:style>
    <style:style style:name="P3" style:family="paragraph">
      <loext:graphic-properties draw:fill-color="#2a6099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Segoe UI Black" fo:font-size="18pt" style:font-size-asian="18pt" style:font-size-complex="18pt"/>
    </style:style>
    <style:style style:name="P5" style:family="paragraph">
      <loext:graphic-properties draw:fill-color="#2a6099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Segoe UI Black" fo:font-size="18pt" style:font-size-asian="18pt" style:font-size-complex="18pt"/>
    </style:style>
    <style:style style:name="P6" style:family="paragraph">
      <style:paragraph-properties fo:text-align="center"/>
      <style:text-properties fo:color="#ffffff" loext:opacity="100%"/>
    </style:style>
    <style:style style:name="P7" style:family="paragraph">
      <loext:graphic-properties draw:fill-color="#ffffff" draw:opacity="20%"/>
      <style:paragraph-properties fo:text-align="center"/>
      <style:text-properties fo:color="#ffffff" loext:opacity="100%"/>
    </style:style>
    <style:style style:name="P8" style:family="paragraph">
      <style:paragraph-properties fo:text-align="center"/>
    </style:style>
    <style:style style:name="T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loext:opacity="100%" style:font-name="Segoe UI Black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ff" loext:opacity="100%" style:font-name="Segoe UI Light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10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10cm" svg:x="5cm" svg:y="0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cm" svg:height="2.75cm" svg:x="5cm" svg:y="0cm">
          <text:p text:style-name="P4"><text:span text:style-name="T2">Kurs in Computer-Simulation</text:span></text:p>
          <text:p text:style-name="P4"><text:span text:style-name="T3">(mit C# und WPF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7" draw:id="id7" draw:layer="layout" svg:width="3.75cm" svg:height="0.75cm" svg:x="5.5cm" svg:y="4.75cm">
          <text:p text:style-name="P6">Statisch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3.75cm" svg:height="0.75cm" svg:x="10.75cm" svg:y="4.75cm">
          <text:p text:style-name="P6">Dynamisch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3.75cm" svg:height="0.75cm" svg:x="5.5cm" svg:y="6.75cm">
          <text:p text:style-name="P6">Kontinuierlich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3.75cm" svg:height="0.75cm" svg:x="10.75cm" svg:y="6.75cm">
          <text:p text:style-name="P6">Diskret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3.75cm" svg:height="0.75cm" svg:x="5.5cm" svg:y="8.75cm">
          <text:p text:style-name="P6">Zeitschritt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3.75cm" svg:height="0.75cm" svg:x="10.75cm" svg:y="8.75cm">
          <text:p text:style-name="P6">Ereignisschritt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2.625cm" svg:y1="5.5cm" svg:x2="7.375cm" svg:y2="6.75cm" draw:start-shape="id1" draw:start-glue-point="2" draw:end-shape="id2" draw:end-glue-point="0" svg:d="M12625 5500v625h-5250v625" svg:viewBox="0 0 5251 1251">
          <text:p/>
        </draw:connector>
        <draw:connector draw:style-name="gr5" draw:text-style-name="P8" draw:layer="layout" svg:x1="12.625cm" svg:y1="5.5cm" svg:x2="12.625cm" svg:y2="6.75cm" draw:start-shape="id1" draw:start-glue-point="2" draw:end-shape="id3" draw:end-glue-point="0" svg:d="M12625 5500v1250" svg:viewBox="0 0 1 1251">
          <text:p/>
        </draw:connector>
        <draw:connector draw:style-name="gr5" draw:text-style-name="P8" draw:layer="layout" svg:x1="12.625cm" svg:y1="7.5cm" svg:x2="7.375cm" svg:y2="8.75cm" draw:start-shape="id3" draw:start-glue-point="2" draw:end-shape="id4" draw:end-glue-point="0" svg:d="M12625 7500v625h-5250v625" svg:viewBox="0 0 5251 1251">
          <text:p/>
        </draw:connector>
        <draw:connector draw:style-name="gr5" draw:text-style-name="P8" draw:layer="layout" svg:x1="12.625cm" svg:y1="7.5cm" svg:x2="12.625cm" svg:y2="8.75cm" draw:start-shape="id3" draw:start-glue-point="2" draw:end-shape="id5" draw:end-glue-point="0" svg:d="M12625 7500v1250" svg:viewBox="0 0 1 1251">
          <text:p/>
        </draw:connector>
        <draw:custom-shape draw:style-name="gr6" draw:text-style-name="P7" xml:id="id6" draw:id="id6" draw:layer="layout" svg:width="9cm" svg:height="0.75cm" svg:x="5.5cm" svg:y="2.75cm">
          <text:p text:style-name="P6">Modelle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0cm" svg:y1="3.5cm" svg:x2="7.375cm" svg:y2="4.75cm" draw:start-shape="id6" draw:start-glue-point="2" draw:end-shape="id7" draw:end-glue-point="0" svg:d="M10000 3500v625h-2625v625" svg:viewBox="0 0 2626 1251">
          <text:p/>
        </draw:connector>
        <draw:connector draw:style-name="gr5" draw:text-style-name="P8" draw:layer="layout" svg:x1="10cm" svg:y1="3.5cm" svg:x2="12.625cm" svg:y2="4.75cm" draw:start-shape="id6" draw:start-glue-point="2" draw:end-shape="id1" draw:end-glue-point="0" svg:d="M10000 3500v625h2625v625" svg:viewBox="0 0 2626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Historic" svg:font-family="'Segoe UI Historic'" style:font-adornments="Standard" style:font-family-generic="swiss" style:font-pitch="variable"/>
    <style:font-face style:name="Segoe UI Light" svg:font-family="'Segoe UI Light'" style:font-family-generic="swiss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ffff" draw:marker-start-width="0.28cm" draw:marker-start-center="false" draw:marker-end-width="0.28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 Historic" fo:font-family="'Segoe UI Historic'" style:font-style-name="Standard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15:18:22.404000000</meta:creation-date>
    <dc:date>2024-10-28T15:33:58.709000000</dc:date>
    <meta:editing-duration>PT13M52S</meta:editing-duration>
    <meta:editing-cycles>4</meta:editing-cycles>
    <meta:generator>LibreOffice/24.2.4.2$Windows_X86_64 LibreOffice_project/51a6219feb6075d9a4c46691dcfe0cd9c4fff3c2</meta:generator>
    <meta:document-statistic meta:object-count="16"/>
  </office:meta>
</office:document-meta>
</file>